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13.085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8; LearningRate = 0.30000000000000004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 table:formula="of:=AVERAGE([.EW3:.EX3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33.33">
            <text:p>33.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.67">
            <text:p>1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1">
            <text:p>1</text:p>
          </table:table-cell>
          <table:table-cell office:value-type="float" office:value="16.67">
            <text:p>1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.17">
            <text:p>4.17</text:p>
          </table:table-cell>
          <table:table-cell office:value-type="float" office:value="33.33">
            <text:p>33.33</text:p>
          </table:table-cell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83.33">
            <text:p>83.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33.33">
            <text:p>33.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.67">
            <text:p>1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33.33">
            <text:p>33.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5.25">
            <text:p>5.25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27.9992">
            <text:p>27.9992</text:p>
          </table:table-cell>
          <table:table-cell table:formula="of:=AVERAGE([.EW4:.EX4])" office:value-type="float" office:value="16.6246">
            <text:p>16.624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83.33">
            <text:p>83.33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33.33">
            <text:p>33.3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33.33">
            <text:p>33.33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.17">
            <text:p>4.17</text:p>
          </table:table-cell>
          <table:table-cell office:value-type="float" office:value="33.33">
            <text:p>33.33</text:p>
          </table:table-cell>
          <table:table-cell office:value-type="float" office:value="2">
            <text:p>2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54.9172">
            <text:p>54.9172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78.6664">
            <text:p>78.6664</text:p>
          </table:table-cell>
          <table:table-cell table:formula="of:=AVERAGE([.EW5:.EX5])" office:value-type="float" office:value="66.7918">
            <text:p>66.791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90.1666">
            <text:p>90.1666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94">
            <text:p>94</text:p>
          </table:table-cell>
          <table:table-cell table:formula="of:=AVERAGE([.EW6:.EX6])" office:value-type="float" office:value="92.0833">
            <text:p>92.083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95.4166">
            <text:p>95.4166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96">
            <text:p>96</text:p>
          </table:table-cell>
          <table:table-cell table:formula="of:=AVERAGE([.EW7:.EX7])" office:value-type="float" office:value="95.7083">
            <text:p>95.70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.67">
            <text:p>16.6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97.5">
            <text:p>97.5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100">
            <text:p>100</text:p>
          </table:table-cell>
          <table:table-cell table:formula="of:=AVERAGE([.EW8:.EX8])" office:value-type="float" office:value="98.75">
            <text:p>98.7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100">
            <text:p>100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100">
            <text:p>100</text:p>
          </table:table-cell>
          <table:table-cell table:formula="of:=AVERAGE([.EW9:.EX9])" office:value-type="float" office:value="100">
            <text:p>1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100">
            <text:p>100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100">
            <text:p>100</text:p>
          </table:table-cell>
          <table:table-cell table:formula="of:=AVERAGE([.EW10:.EX10])" office:value-type="float" office:value="100">
            <text:p>1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100">
            <text:p>100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100">
            <text:p>100</text:p>
          </table:table-cell>
          <table:table-cell table:formula="of:=AVERAGE([.EW11:.EX11])" office:value-type="float" office:value="100">
            <text:p>1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100">
            <text:p>100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100">
            <text:p>100</text:p>
          </table:table-cell>
          <table:table-cell table:formula="of:=AVERAGE([.EW12:.EX12])" office:value-type="float" office:value="100">
            <text:p>1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100">
            <text:p>100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100">
            <text:p>100</text:p>
          </table:table-cell>
          <table:table-cell table:formula="of:=AVERAGE([.EW13:.EX13])" office:value-type="float" office:value="100">
            <text:p>1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100">
            <text:p>100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100">
            <text:p>100</text:p>
          </table:table-cell>
          <table:table-cell table:formula="of:=AVERAGE([.EW14:.EX14])" office:value-type="float" office:value="100">
            <text:p>1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100">
            <text:p>100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100">
            <text:p>100</text:p>
          </table:table-cell>
          <table:table-cell table:formula="of:=AVERAGE([.EW15:.EX15])" office:value-type="float" office:value="100">
            <text:p>1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100">
            <text:p>100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100">
            <text:p>100</text:p>
          </table:table-cell>
          <table:table-cell table:formula="of:=AVERAGE([.EW16:.EX16])" office:value-type="float" office:value="100">
            <text:p>1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100">
            <text:p>100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100">
            <text:p>100</text:p>
          </table:table-cell>
          <table:table-cell table:formula="of:=AVERAGE([.EW17:.EX17])" office:value-type="float" office:value="100">
            <text:p>1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100">
            <text:p>100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100">
            <text:p>100</text:p>
          </table:table-cell>
          <table:table-cell table:formula="of:=AVERAGE([.EW18:.EX18])" office:value-type="float" office:value="100">
            <text:p>1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100">
            <text:p>100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100">
            <text:p>100</text:p>
          </table:table-cell>
          <table:table-cell table:formula="of:=AVERAGE([.EW19:.EX19])" office:value-type="float" office:value="100">
            <text:p>1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100">
            <text:p>100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100">
            <text:p>100</text:p>
          </table:table-cell>
          <table:table-cell table:formula="of:=AVERAGE([.EW20:.EX20])" office:value-type="float" office:value="100">
            <text:p>1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100">
            <text:p>100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100">
            <text:p>100</text:p>
          </table:table-cell>
          <table:table-cell table:formula="of:=AVERAGE([.EW21:.EX21])" office:value-type="float" office:value="100">
            <text:p>1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100">
            <text:p>100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100">
            <text:p>100</text:p>
          </table:table-cell>
          <table:table-cell table:formula="of:=AVERAGE([.EW22:.EX22])" office:value-type="float" office:value="100">
            <text:p>1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99.4166">
            <text:p>99.4166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99">
            <text:p>99</text:p>
          </table:table-cell>
          <table:table-cell table:formula="of:=AVERAGE([.EW23:.EX23])" office:value-type="float" office:value="99.2083">
            <text:p>99.208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97.9166">
            <text:p>97.9166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97">
            <text:p>97</text:p>
          </table:table-cell>
          <table:table-cell table:formula="of:=AVERAGE([.EW24:.EX24])" office:value-type="float" office:value="97.4583">
            <text:p>97.458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93.1662">
            <text:p>93.1662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90">
            <text:p>90</text:p>
          </table:table-cell>
          <table:table-cell table:formula="of:=AVERAGE([.EW25:.EX25])" office:value-type="float" office:value="91.5831">
            <text:p>91.583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84.0826">
            <text:p>84.0826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81">
            <text:p>81</text:p>
          </table:table-cell>
          <table:table-cell table:formula="of:=AVERAGE([.EW26:.EX26])" office:value-type="float" office:value="82.5413">
            <text:p>82.54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77.1666">
            <text:p>77.1666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76">
            <text:p>76</text:p>
          </table:table-cell>
          <table:table-cell table:formula="of:=AVERAGE([.EW27:.EX27])" office:value-type="float" office:value="76.5833">
            <text:p>76.58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74.1666">
            <text:p>74.1666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74.6666">
            <text:p>74.6666</text:p>
          </table:table-cell>
          <table:table-cell table:formula="of:=AVERAGE([.EW28:.EX28])" office:value-type="float" office:value="74.4166">
            <text:p>74.416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72.583">
            <text:p>72.583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73">
            <text:p>73</text:p>
          </table:table-cell>
          <table:table-cell table:formula="of:=AVERAGE([.EW29:.EX29])" office:value-type="float" office:value="72.7915">
            <text:p>72.79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72.6664">
            <text:p>72.6664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72">
            <text:p>72</text:p>
          </table:table-cell>
          <table:table-cell table:formula="of:=AVERAGE([.EW30:.EX30])" office:value-type="float" office:value="72.3332">
            <text:p>72.333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69.333">
            <text:p>69.333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68">
            <text:p>68</text:p>
          </table:table-cell>
          <table:table-cell table:formula="of:=AVERAGE([.EW31:.EX31])" office:value-type="float" office:value="68.6665">
            <text:p>68.666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67.4166">
            <text:p>67.4166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69">
            <text:p>69</text:p>
          </table:table-cell>
          <table:table-cell table:formula="of:=AVERAGE([.EW32:.EX32])" office:value-type="float" office:value="68.2083">
            <text:p>68.20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2:4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2:49:52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